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fc629" officeooo:paragraph-rsid="001fc629"/>
    </style:style>
    <style:style style:name="P2" style:family="paragraph" style:parent-style-name="Standard" style:list-style-name="L1">
      <style:text-properties officeooo:rsid="001fc629" officeooo:paragraph-rsid="001fc629"/>
    </style:style>
    <style:style style:name="P3" style:family="paragraph" style:parent-style-name="Standard" style:list-style-name="L1">
      <style:text-properties officeooo:rsid="0020bd56" officeooo:paragraph-rsid="0020bd56"/>
    </style:style>
    <style:style style:name="T1" style:family="text">
      <style:text-properties officeooo:rsid="0020bd5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ndaria 2019</text:p>
      <text:p text:style-name="P1"><text:bookmark-start text:name="__DdeLink__236_975044136"/></text:p>
      <text:list text:style-name="L1">
        <text:list-item>
          <text:p text:style-name="P2">en que</text:p>
          <text:list>
            <text:list-item>
              <text:p text:style-name="P2">mes naciste</text:p>
            </text:list-item>
            <text:list-item>
              <text:p text:style-name="P2">año naciste </text:p>
            </text:list-item>
          </text:list>
        </text:list-item>
        <text:list-item>
          <text:p text:style-name="P2">sexo</text:p>
        </text:list-item>
        <text:list-item>
          <text:p text:style-name="P2">En que pais naciste </text:p>
        </text:list-item>
        <text:list-item>
          <text:p text:style-name="P2">en que pais nacio tu mama</text:p>
        </text:list-item>
        <text:list-item>
          <text:p text:style-name="P2">en que pais nacio tu papa</text:p>
        </text:list-item>
        <text:list-item>
          <text:p text:style-name="P2">vivis solo</text:p>
        </text:list-item>
        <text:list-item>
          <text:p text:style-name="P2">si no vivis solo, con cuantas personas vivis sin contarte a vos</text:p>
        </text:list-item>
        <text:list-item>
          <text:p text:style-name="P2">marca en el cuadro con quienes vivis</text:p>
        </text:list-item>
        <text:list-item>
          <text:p text:style-name="P2">tenes hijos?</text:p>
        </text:list-item>
        <text:list-item>
          <text:p text:style-name="P2">En total ¿cuantas habitaciones hay en el lugar donde vivis? Sin contar baño y la cocina</text:p>
        </text:list-item>
        <text:list-item>
          <text:p text:style-name="P2">cuantas de estas cosas hay en el lugar donde vivis?</text:p>
        </text:list-item>
        <text:list-item>
          <text:p text:style-name="P2">Tenes celular propio?</text:p>
        </text:list-item>
        <text:list-item>
          <text:p text:style-name="P2">Podes acceder a internet a traves de tu celular?</text:p>
        </text:list-item>
        <text:list-item>
          <text:p text:style-name="P2">En tu familia ¿hay alguien cursando estudios universitarios o los haya finalizado?</text:p>
        </text:list-item>
        <text:list-item>
          <text:p text:style-name="P2">Aproximadamente ¿cuantos libros hay donde vivis?</text:p>
        </text:list-item>
        <text:list-item>
          <text:p text:style-name="P2"><text:bookmark-start text:name="__DdeLink__232_975044136"/>Cual es el mas alto nivel educativo que alcanzo tu mama<text:bookmark-end text:name="__DdeLink__232_975044136"/></text:p>
        </text:list-item>
        <text:list-item>
          <text:p text:style-name="P2">Cual es el mas alto nivel educativo que alcanzo tu papa</text:p>
        </text:list-item>
        <text:list-item>
          <text:p text:style-name="P2">en un dia tipico, ¿cuanto tiempo dedicas a las siguientes tareas?</text:p>
        </text:list-item>
        <text:list-item>
          <text:p text:style-name="P2">En las ultimas dos semanas, ¿ayudaste a tus padres o familiares en su trabajo?</text:p>
        </text:list-item>
        <text:list-item>
          <text:p text:style-name="P2">Trabajas para un empleador y/o por tu cuenta fuera de tu casa?</text:p>
        </text:list-item>
        <text:list-item>
          <text:p text:style-name="P2">En las ultimas dos semanas ¿cuantos dias trabajaste fuera de tu casa?</text:p>
        </text:list-item>
        <text:list-item>
          <text:p text:style-name="P2">Recibis un pago por realizar ese trabajo fuera de tu casa?</text:p>
        </text:list-item>
        <text:list-item>
          <text:p text:style-name="P2">En la ultima semana ¿cuantas veces realizaste las siguientes actividades en tu tiempo libre, fuera de la escuela?</text:p>
        </text:list-item>
        <text:list-item>
          <text:p text:style-name="P2">Accudiste a nivel inicial (jardin)</text:p>
        </text:list-item>
        <text:list-item>
          <text:p text:style-name="P2">repetiste algun año durante tu escolaridad?</text:p>
        </text:list-item>
        <text:list-item>
          <text:p text:style-name="P2">En lo que va del año ¿ cuantas veces faltaste a la escuela?</text:p>
        </text:list-item>
        <text:list-item>
          <text:p text:style-name="P2">En general ¿cuales son los principales motivos por los que faltaste a la escuela?</text:p>
        </text:list-item>
        <text:list-item>
          <text:p text:style-name="P2">Cuan deacuerdo estas con las siguientes afirmaciones sobre la convivencia en tu escuela?</text:p>
        </text:list-item>
        <text:list-item>
          <text:p text:style-name="P2">Con que frecuencia en tu escuela pasa lo siguiente </text:p>
        </text:list-item>
        <text:list-item>
          <text:p text:style-name="P2">tu escuela cuenta con normas de convivencia?</text:p>
        </text:list-item>
        <text:list-item>
          <text:p text:style-name="P2">Cuan deacuerdo estas con las siguientes afirmaciones sobre las normas de convivencia de tu escuela?</text:p>
        </text:list-item>
        <text:list-item>
          <text:p text:style-name="P2">Cuando ocurre un conflicto en la escuela ¿cual es la forma mas frecuente para resolverlo?</text:p>
        </text:list-item>
        <text:list-item>
          <text:p text:style-name="P2"><text:soft-page-break/>Ofrecio tu escuela los siguientes espacios a los estudiantes? Si los ofrecio, asististe?</text:p>
        </text:list-item>
        <text:list-item>
          <text:p text:style-name="P2">Que vas a hacer cuando termines el secundario?</text:p>
        </text:list-item>
        <text:list-item>
          <text:p text:style-name="P2"><text:s/><text:span text:style-name="T1">Te pedimos que marques cuan de acuerdo estas con las siguientes afirmaciones sobre tu experiencia en la escuela secundaria</text:span></text:p>
        </text:list-item>
        <text:list-item>
          <text:p text:style-name="P3">como se abordan en tu escuela los temas vinculados a la ESI</text:p>
        </text:list-item>
        <text:list-item>
          <text:p text:style-name="P3">Durante tu secundaria, ¿trabajaste estos temas en tu escuela?</text:p>
        </text:list-item>
        <text:list-item>
          <text:p text:style-name="P3">En cuales de estos temas relacionado con la ESI</text:p>
        </text:list-item>
        <text:list-item>
          <text:p text:style-name="P3">en general ¿como resultan las siguientes actividades?</text:p>
        </text:list-item>
        <text:list-item>
          <text:p text:style-name="P3">En que medida estas deacuerdo con las siguientes afirmaciones?</text:p>
        </text:list-item>
        <text:list-item>
          <text:p text:style-name="P3">Pensando en tu experiencia en la escuela secundaria, te pedimos que marques tu nivel de acuerdo con las siguinetes afirmaciones </text:p>
        </text:list-item>
        <text:list-item>
          <text:p text:style-name="P3">en tu escuela con que frecuencia se realizan las siguientes acciones frente a las dificultades en el aprendizaje de los estudiantes?</text:p>
        </text:list-item>
        <text:list-item>
          <text:p text:style-name="P3">De los siguientes temas ¿en cuales te parece que la escuela deberia profundizar?</text:p>
        </text:list-item>
        <text:list-item>
          <text:p text:style-name="P3">¿con que frecuencia trabajas con estos dispositivos TIC en clase?</text:p>
        </text:list-item>
        <text:list-item>
          <text:p text:style-name="P3">Los docentes permiten usar el celular en el aula?</text:p>
        </text:list-item>
        <text:list-item>
          <text:p text:style-name="P3">En alguna materia, trabajaron con los docentes sobre los siguientes temas relacionados con el uso de internet?</text:p>
        </text:list-item>
        <text:list-item>
          <text:p text:style-name="P3">Con que frecuencia realizas este tipo de actividades con la computadora, celular o tablet en clase</text:p>
        </text:list-item>
        <text:list-item>
          <text:p text:style-name="P3">a continuacion, te pedimos que selecciones las materias en las que mas usas la computadora, celular y tablet</text:p>
        </text:list-item>
        <text:list-item>
          <text:p text:style-name="P3">a que edad empezaste a usar computadora, celular o tablet </text:p>
        </text:list-item>
        <text:list-item>
          <text:p text:style-name="P3">cuando estas en tu casa ¿con que frecuencia usas la computadora, celular o tablet para hacer estas actividades?</text:p>
        </text:list-item>
        <text:list-item>
          <text:p text:style-name="P3">En la ultima semana ¿con que frecuencia te dedicaste a las siguientes actividades? <text:bookmark-end text:name="__DdeLink__236_97504413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6:33:18.233573044</meta:creation-date>
    <dc:date>2025-12-03T16:53:56.299892664</dc:date>
    <meta:editing-duration>PT8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4" meta:word-count="605" meta:character-count="3428" meta:non-whitespace-character-count="2923"/>
  </office:meta>
</office:document-meta>
</file>